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409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0425in"/>
    </style:style>
    <style:style style:name="co5" style:family="table-column">
      <style:table-column-properties fo:break-before="auto" style:column-width="1.2201in"/>
    </style:style>
    <style:style style:name="co6" style:family="table-column">
      <style:table-column-properties fo:break-before="auto" style:column-width="1.2583in"/>
    </style:style>
    <style:style style:name="co7" style:family="table-column">
      <style:table-column-properties fo:break-before="auto" style:column-width="1.6409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173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1.0193in"/>
    </style:style>
    <style:style style:name="co14" style:family="table-column">
      <style:table-column-properties fo:break-before="auto" style:column-width="1.3846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2.239in"/>
    </style:style>
    <style:style style:name="co17" style:family="table-column">
      <style:table-column-properties fo:break-before="auto" style:column-width="0.9146in"/>
    </style:style>
    <style:style style:name="co18" style:family="table-column">
      <style:table-column-properties fo:break-before="auto" style:column-width="0.6091in"/>
    </style:style>
    <style:style style:name="co19" style:family="table-column">
      <style:table-column-properties fo:break-before="auto" style:column-width="0.8335in"/>
    </style:style>
    <style:style style:name="co20" style:family="table-column">
      <style:table-column-properties fo:break-before="auto" style:column-width="1.9102in"/>
    </style:style>
    <style:style style:name="co21" style:family="table-column">
      <style:table-column-properties fo:break-before="auto" style:column-width="2.0402in"/>
    </style:style>
    <style:style style:name="co22" style:family="table-column">
      <style:table-column-properties fo:break-before="auto" style:column-width="3.697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stroke="solid" draw:fill="solid" draw:fill-color="#00008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shapes>
          <draw:frame draw:z-index="0" draw:style-name="gr1" draw:text-style-name="P1" svg:width="16.2122in" svg:height="7.5465in" svg:x="9.0417in" svg:y="0.4622in">
            <draw:object draw:notify-on-update-of-ranges="Plan1.A2:Plan1.B22 Plan1.C1:Plan1.C1 Plan1.C2:Plan1.C22 Plan1.D1:Plan1.D1 Plan1.D2:Plan1.D22 Plan1.E1:Plan1.E1 Plan1.E2:Plan1.E22 Plan1.F1:Plan1.F1 Plan1.F2:Plan1.F22 Plan1.G1:Plan1.G1 Plan1.G2:Plan1.G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table:style-name="ce1" office:value-type="string" calcext:value-type="string" table:number-columns-spanned="2" table:number-rows-spanned="1">
            <text:p>Pacote</text:p>
          </table:table-cell>
          <table:covered-table-cell table:style-name="ce7"/>
          <table:table-cell table:style-name="ce7" office:value-type="string" calcext:value-type="string">
            <text:p>apt</text:p>
          </table:table-cell>
          <table:table-cell table:style-name="ce7" office:value-type="string" calcext:value-type="string">
            <text:p>apt-cache</text:p>
          </table:table-cell>
          <table:table-cell table:style-name="ce7" office:value-type="string" calcext:value-type="string">
            <text:p>Exact Match</text:p>
          </table:table-cell>
          <table:table-cell table:style-name="ce7" office:value-type="string" calcext:value-type="string">
            <text:p>Levenshtein</text:p>
          </table:table-cell>
          <table:table-cell table:style-name="ce7" office:value-type="string" calcext:value-type="string">
            <text:p>Smith-Waterman</text:p>
          </table:table-cell>
          <table:table-cell table:style-name="ce16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ncurses-base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1.146" calcext:value-type="float">
            <text:p>1.146</text:p>
          </table:table-cell>
          <table:table-cell table:style-name="ce12" office:value-type="float" office:value="9.539" calcext:value-type="float">
            <text:p>9.539</text:p>
          </table:table-cell>
          <table:table-cell table:style-name="ce15" office:value-type="float" office:value="52.212" calcext:value-type="float">
            <text:p>52.2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sed</text:p>
          </table:table-cell>
          <table:table-cell table:style-name="ce8" office:value-type="string" calcext:value-type="string">
            <text:p>posição</text:p>
          </table:table-cell>
          <table:table-cell table:number-columns-repeated="2" table:style-name="ce10" office:value-type="string" calcext:value-type="string">
            <text:p>***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2" table:style-name="ce11" office:value-type="string" calcext:value-type="string">
            <text:p>***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968" calcext:value-type="float">
            <text:p>0.968</text:p>
          </table:table-cell>
          <table:table-cell table:style-name="ce12" office:value-type="float" office:value="0.358" calcext:value-type="float">
            <text:p>0.358</text:p>
          </table:table-cell>
          <table:table-cell table:style-name="ce12" office:value-type="float" office:value="1.102" calcext:value-type="float">
            <text:p>1.102</text:p>
          </table:table-cell>
          <table:table-cell table:style-name="ce12" office:value-type="float" office:value="9.125" calcext:value-type="float">
            <text:p>9.125</text:p>
          </table:table-cell>
          <table:table-cell table:style-name="ce15" office:value-type="float" office:value="16.421" calcext:value-type="float">
            <text:p>16.4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bash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2" table:style-name="ce11" office:value-type="string" calcext:value-type="string">
            <text:p>*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335" calcext:value-type="float">
            <text:p>0.335</text:p>
          </table:table-cell>
          <table:table-cell table:style-name="ce12" office:value-type="float" office:value="1.142" calcext:value-type="float">
            <text:p>1.142</text:p>
          </table:table-cell>
          <table:table-cell table:style-name="ce12" office:value-type="float" office:value="9.343" calcext:value-type="float">
            <text:p>9.343</text:p>
          </table:table-cell>
          <table:table-cell table:style-name="ce15" office:value-type="float" office:value="20.518" calcext:value-type="float">
            <text:p>20.5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tar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string" calcext:value-type="string">
            <text:p>***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3" table:style-name="ce11" office:value-type="string" calcext:value-type="string">
            <text:p>*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1.137" calcext:value-type="float">
            <text:p>1.137</text:p>
          </table:table-cell>
          <table:table-cell table:style-name="ce12" office:value-type="float" office:value="9.028" calcext:value-type="float">
            <text:p>9.028</text:p>
          </table:table-cell>
          <table:table-cell table:style-name="ce15" office:value-type="float" office:value="16.02" calcext:value-type="float">
            <text:p>16.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perl-base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936" calcext:value-type="float">
            <text:p>0.936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1.116" calcext:value-type="float">
            <text:p>1.116</text:p>
          </table:table-cell>
          <table:table-cell table:style-name="ce12" office:value-type="float" office:value="9.36" calcext:value-type="float">
            <text:p>9.36</text:p>
          </table:table-cell>
          <table:table-cell table:style-name="ce15" office:value-type="float" office:value="41.548" calcext:value-type="float">
            <text:p>41.5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mount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2" table:style-name="ce11" office:value-type="string" calcext:value-type="string">
            <text:p>*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338" calcext:value-type="float">
            <text:p>0.338</text:p>
          </table:table-cell>
          <table:table-cell table:style-name="ce12" office:value-type="float" office:value="1.121" calcext:value-type="float">
            <text:p>1.121</text:p>
          </table:table-cell>
          <table:table-cell table:style-name="ce12" office:value-type="float" office:value="9.082" calcext:value-type="float">
            <text:p>9.082</text:p>
          </table:table-cell>
          <table:table-cell table:style-name="ce15" office:value-type="float" office:value="24.848" calcext:value-type="float">
            <text:p>24.8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gzip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2" table:style-name="ce11" office:value-type="string" calcext:value-type="string">
            <text:p>*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324" calcext:value-type="float">
            <text:p>0.324</text:p>
          </table:table-cell>
          <table:table-cell table:style-name="ce12" office:value-type="float" office:value="1.103" calcext:value-type="float">
            <text:p>1.103</text:p>
          </table:table-cell>
          <table:table-cell table:style-name="ce12" office:value-type="float" office:value="9.482" calcext:value-type="float">
            <text:p>9.482</text:p>
          </table:table-cell>
          <table:table-cell table:style-name="ce15" office:value-type="float" office:value="20.163" calcext:value-type="float">
            <text:p>20.1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= acima de 10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 = acima de 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* = acima de 10000</text:p>
          </table:table-cell>
          <table:table-cell table:number-columns-repeated="1023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1">
        <table:shapes>
          <draw:frame draw:z-index="0" draw:style-name="gr2" draw:text-style-name="P1" svg:width="9.874in" svg:height="5.8232in" svg:x="9.7331in" svg:y="0.1504in">
            <draw:object draw:notify-on-update-of-ranges="Plan2.A2:Plan2.B13 Plan2.C1:Plan2.C1 Plan2.C2:Plan2.C13 Plan2.D1:Plan2.D1 Plan2.D2:Plan2.D13 Plan2.E1:Plan2.E1 Plan2.E2:Plan2.E13 Plan2.F1:Plan2.F1 Plan2.F2:Plan2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018" table:default-cell-style-name="ce9"/>
        <table:table-row table:style-name="ro1">
          <table:table-cell table:style-name="ce17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1"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5" table:number-columns-repeated="1017" table:default-cell-style-name="ce9"/>
        <table:table-row table:style-name="ro1">
          <table:table-cell table:style-name="ce1" office:value-type="string" calcext:value-type="string" table:number-columns-spanned="2" table:number-rows-spanned="1">
            <text:p>Pacote</text:p>
          </table:table-cell>
          <table:covered-table-cell table:style-name="ce7"/>
          <table:table-cell table:style-name="ce7" office:value-type="string" calcext:value-type="string">
            <text:p>apt</text:p>
          </table:table-cell>
          <table:table-cell table:style-name="ce7" office:value-type="string" calcext:value-type="string">
            <text:p>apt-cache</text:p>
          </table:table-cell>
          <table:table-cell table:style-name="ce7" office:value-type="string" calcext:value-type="string">
            <text:p>Exact Match</text:p>
          </table:table-cell>
          <table:table-cell table:style-name="ce7" office:value-type="string" calcext:value-type="string">
            <text:p>Levenshtein</text:p>
          </table:table-cell>
          <table:table-cell table:style-name="ce7" office:value-type="string" calcext:value-type="string">
            <text:p>Smith-Waterma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pitom-dev [python-dev]</text:p>
          </table:table-cell>
          <table:table-cell table:style-name="ce8" office:value-type="string" calcext:value-type="string">
            <text:p>posição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2" office:value-type="float" office:value="0.894" calcext:value-type="float">
            <text:p>0.894</text:p>
          </table:table-cell>
          <table:table-cell table:style-name="ce10" office:value-type="float" office:value="0.325" calcext:value-type="float">
            <text:p>0.32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7.443" calcext:value-type="float">
            <text:p>17.443</text:p>
          </table:table-cell>
          <table:table-cell table:style-name="ce15" office:value-type="float" office:value="45.148" calcext:value-type="float">
            <text:p>45.1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gyth-core [git-core]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0" office:value-type="float" office:value="0.872" calcext:value-type="float">
            <text:p>0.872</text:p>
          </table:table-cell>
          <table:table-cell table:style-name="ce11" office:value-type="float" office:value="0.316" calcext:value-type="float">
            <text:p>0.316</text:p>
          </table:table-cell>
          <table:table-cell table:style-name="ce12" office:value-type="float" office:value="1.124" calcext:value-type="float">
            <text:p>1.124</text:p>
          </table:table-cell>
          <table:table-cell table:style-name="ce12" office:value-type="float" office:value="17.757" calcext:value-type="float">
            <text:p>17.757</text:p>
          </table:table-cell>
          <table:table-cell table:style-name="ce15" office:value-type="float" office:value="40.694" calcext:value-type="float">
            <text:p>40.6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libbesh [libbash]</text:p>
          </table:table-cell>
          <table:table-cell table:style-name="ce8" office:value-type="string" calcext:value-type="string">
            <text:p>posição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1" office:value-type="float" office:value="0.816" calcext:value-type="float">
            <text:p>0.816</text:p>
          </table:table-cell>
          <table:table-cell table:style-name="ce10" office:value-type="float" office:value="0.331" calcext:value-type="float">
            <text:p>0.331</text:p>
          </table:table-cell>
          <table:table-cell table:style-name="ce12" office:value-type="float" office:value="1.121" calcext:value-type="float">
            <text:p>1.121</text:p>
          </table:table-cell>
          <table:table-cell table:style-name="ce12" office:value-type="float" office:value="17.481" calcext:value-type="float">
            <text:p>17.481</text:p>
          </table:table-cell>
          <table:table-cell table:style-name="ce15" office:value-type="float" office:value="32.686" calcext:value-type="float">
            <text:p>32.6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g-zip [gzip]</text:p>
          </table:table-cell>
          <table:table-cell table:style-name="ce8" office:value-type="string" calcext:value-type="string">
            <text:p>posição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dimensão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tempo [s]</text:p>
          </table:table-cell>
          <table:table-cell table:style-name="ce10" office:value-type="float" office:value="0.881" calcext:value-type="float">
            <text:p>0.881</text:p>
          </table:table-cell>
          <table:table-cell table:style-name="ce11" office:value-type="float" office:value="0.312" calcext:value-type="float">
            <text:p>0.312</text:p>
          </table:table-cell>
          <table:table-cell table:style-name="ce12" office:value-type="float" office:value="1.118" calcext:value-type="float">
            <text:p>1.118</text:p>
          </table:table-cell>
          <table:table-cell table:style-name="ce12" office:value-type="float" office:value="17.237" calcext:value-type="float">
            <text:p>17.237</text:p>
          </table:table-cell>
          <table:table-cell table:style-name="ce15" office:value-type="float" office:value="24.224" calcext:value-type="float">
            <text:p>24.224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table:table-column table:style-name="co19" table:default-cell-style-name="ce19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row table:style-name="ro1">
          <table:table-cell/>
          <table:table-cell table:style-name="ce20" office:value-type="string" calcext:value-type="string">
            <text:p>Instalar</text:p>
          </table:table-cell>
          <table:table-cell table:style-name="ce20" office:value-type="string" calcext:value-type="string">
            <text:p>Remover</text:p>
          </table:table-cell>
          <table:table-cell table:style-name="ce20" office:value-type="string" calcext:value-type="string">
            <text:p>Procurar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apt-get install [pacote]</text:p>
          </table:table-cell>
          <table:table-cell office:value-type="string" calcext:value-type="string">
            <text:p>apt-get purge [pacote]</text:p>
          </table:table-cell>
          <table:table-cell office:value-type="string" calcext:value-type="string">
            <text:p>apt-cache search [pacote]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yum install [pacote]</text:p>
          </table:table-cell>
          <table:table-cell office:value-type="string" calcext:value-type="string">
            <text:p>yum purge [pacote]</text:p>
          </table:table-cell>
          <table:table-cell office:value-type="string" calcext:value-type="string">
            <text:p>yum search [pacote]</text:p>
          </table:table-cell>
        </table:table-row>
        <table:table-row table:style-name="ro1">
          <table:table-cell office:value-type="string" calcext:value-type="string">
            <text:p>Pacman</text:p>
          </table:table-cell>
          <table:table-cell office:value-type="string" calcext:value-type="string">
            <text:p>pacman -S [pacote]</text:p>
          </table:table-cell>
          <table:table-cell office:value-type="string" calcext:value-type="string">
            <text:p>pacman -Rc [pacote]</text:p>
          </table:table-cell>
          <table:table-cell office:value-type="string" calcext:value-type="string">
            <text:p>pacman -Qi <text:s/>[pacote]</text:p>
          </table:table-cell>
        </table:table-row>
        <table:table-row table:style-name="ro1">
          <table:table-cell office:value-type="string" calcext:value-type="string">
            <text:p>Emerge</text:p>
          </table:table-cell>
          <table:table-cell office:value-type="string" calcext:value-type="string">
            <text:p>emerge [pacote]</text:p>
          </table:table-cell>
          <table:table-cell office:value-type="string" calcext:value-type="string">
            <text:p>emerge remove [pacote]</text:p>
          </table:table-cell>
          <table:table-cell office:value-type="string" calcext:value-type="string">
            <text:p>emerge search [pacote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154in" fo:margin-bottom="0.3154in" fo:margin-left="0.5118in" fo:margin-right="0.5118in" style:print="charts drawings object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4:52:37.253489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Thata</meta:initial-creator>
    <meta:creation-date>2014-10-19T16:41:00Z</meta:creation-date>
    <dc:date>2014-11-14T15:16:31.049712623</dc:date>
    <meta:editing-duration>PT39M36S</meta:editing-duration>
    <meta:editing-cycles>9</meta:editing-cycles>
    <dc:creator>Luiz </dc:creator>
    <meta:document-statistic meta:table-count="4" meta:cell-count="31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1cm" svg:height="14.792cm" xlink:href=".." xlink:type="simple" chart:class="chart:bar" chart:style-name="ch1">
        <chart:legend chart:legend-position="end" svg:x="21.719cm" svg:y="6.276cm" style:legend-expansion="high" chart:style-name="ch2"/>
        <chart:plot-area chart:style-name="ch3" table:cell-range-address="Plan2.A1:Plan2.F13" chart:data-source-has-labels="both" svg:x="0.501cm" svg:y="0.295cm" svg:width="20.717cm" svg:height="14.20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92cm" svg:y="0.326cm" svg:width="19.586cm" svg:height="13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2.A2:Plan2.B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2.C2:Plan2.C13" chart:label-cell-address="Plan2.C1:Plan2.C1" chart:class="chart:bar">
            <chart:data-point chart:repeated="12"/>
          </chart:series>
          <chart:series chart:style-name="ch8" chart:values-cell-range-address="Plan2.D2:Plan2.D13" chart:label-cell-address="Plan2.D1:Plan2.D1" chart:class="chart:bar">
            <chart:data-point chart:repeated="12"/>
          </chart:series>
          <chart:series chart:style-name="ch9" chart:values-cell-range-address="Plan2.E2:Plan2.E13" chart:label-cell-address="Plan2.E1:Plan2.E1" chart:class="chart:bar">
            <chart:data-point chart:repeated="12"/>
          </chart:series>
          <chart:series chart:style-name="ch10" chart:values-cell-range-address="Plan2.F2:Plan2.F13" chart:label-cell-address="Plan2.F1:Plan2.F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2.C1:Plan2.C1</svg:desc>
                </draw:g>
              </table:table-cell>
              <table:table-cell office:value-type="string">
                <text:p>exact match</text:p>
                <draw:g>
                  <svg:desc>Plan2.D1:Plan2.D1</svg:desc>
                </draw:g>
              </table:table-cell>
              <table:table-cell office:value-type="string">
                <text:p>levenshtein</text:p>
                <draw:g>
                  <svg:desc>Plan2.E1:Plan2.E1</svg:desc>
                </draw:g>
              </table:table-cell>
              <table:table-cell office:value-type="string">
                <text:p>smith-waterman</text:p>
                <draw:g>
                  <svg:desc>Plan2.F1:Plan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2.A2:Plan2.B13</svg:desc>
                </draw:g>
              </table:table-cell>
              <table:table-cell office:value-type="float" office:value="7">
                <text:p>7</text:p>
                <draw:g>
                  <svg:desc>Plan2.C2:Plan2.C13</svg:desc>
                </draw:g>
              </table:table-cell>
              <table:table-cell office:value-type="float" office:value="5">
                <text:p>5</text:p>
                <draw:g>
                  <svg:desc>Plan2.D2:Plan2.D13</svg:desc>
                </draw:g>
              </table:table-cell>
              <table:table-cell office:value-type="float" office:value="6">
                <text:p>6</text:p>
                <draw:g>
                  <svg:desc>Plan2.E2:Plan2.E13</svg:desc>
                </draw:g>
              </table:table-cell>
              <table:table-cell office:value-type="float" office:value="4">
                <text:p>4</text:p>
                <draw:g>
                  <svg:desc>Plan2.F2:Plan2.F13</svg:desc>
                </draw:g>
              </table:table-cell>
            </table:table-row>
            <table:table-row>
              <table:table-cell office:value-type="string">
                <text:p>pacote 1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18cm" svg:height="19.169cm" xlink:href=".." xlink:type="simple" chart:class="chart:bar" chart:style-name="ch1">
        <chart:legend chart:legend-position="end" svg:x="37.818cm" svg:y="8.196cm" style:legend-expansion="high" chart:style-name="ch2"/>
        <chart:plot-area chart:style-name="ch3" table:cell-range-address="Plan1.A1:Plan1.G22" chart:data-source-has-labels="both" svg:x="0.823cm" svg:y="0.383cm" svg:width="36.172cm" svg:height="18.403cm">
          <chartooo:coordinate-region svg:x="1.475cm" svg:y="0.601cm" svg:width="35.52cm" svg:height="17.066cm"/>
          <chart:axis chart:dimension="x" chart:name="primary-x" chart:style-name="ch4" chartooo:axis-type="auto">
            <chartooo:date-scale/>
            <chart:categories table:cell-range-address="Plan1.A2:Plan1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1.C2:Plan1.C22" chart:label-cell-address="Plan1.C1:Plan1.C1" chart:class="chart:bar">
            <chart:data-point chart:repeated="21"/>
          </chart:series>
          <chart:series chart:style-name="ch8" chart:values-cell-range-address="Plan1.D2:Plan1.D22" chart:label-cell-address="Plan1.D1:Plan1.D1" chart:class="chart:bar">
            <chart:data-point chart:repeated="21"/>
          </chart:series>
          <chart:series chart:style-name="ch9" chart:values-cell-range-address="Plan1.E2:Plan1.E22" chart:label-cell-address="Plan1.E1:Plan1.E1" chart:class="chart:bar">
            <chart:data-point chart:repeated="21"/>
          </chart:series>
          <chart:series chart:style-name="ch10" chart:values-cell-range-address="Plan1.F2:Plan1.F22" chart:label-cell-address="Plan1.F1:Plan1.F1" chart:class="chart:bar">
            <chart:data-point chart:repeated="21"/>
          </chart:series>
          <chart:series chart:style-name="ch11" chart:values-cell-range-address="Plan1.G2:Plan1.G22" chart:label-cell-address="Plan1.G1:Plan1.G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</text:p>
                <draw:g>
                  <svg:desc>Plan1.C1:Plan1.C1</svg:desc>
                </draw:g>
              </table:table-cell>
              <table:table-cell office:value-type="string">
                <text:p>apt-cache</text:p>
                <draw:g>
                  <svg:desc>Plan1.D1:Plan1.D1</svg:desc>
                </draw:g>
              </table:table-cell>
              <table:table-cell office:value-type="string">
                <text:p>Exact Match</text:p>
                <draw:g>
                  <svg:desc>Plan1.E1:Plan1.E1</svg:desc>
                </draw:g>
              </table:table-cell>
              <table:table-cell office:value-type="string">
                <text:p>Levenshtein</text:p>
                <draw:g>
                  <svg:desc>Plan1.F1:Plan1.F1</svg:desc>
                </draw:g>
              </table:table-cell>
              <table:table-cell office:value-type="string">
                <text:p>Smith-Waterman</text:p>
                <draw:g>
                  <svg:desc>Plan1.G1:Plan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urses-base posição</text:p>
                <text:list>
                  <text:list-item>
                    <text:p>ncurses-base</text:p>
                  </text:list-item>
                  <text:list-item>
                    <text:p>posição</text:p>
                  </text:list-item>
                </text:list>
                <draw:g>
                  <svg:desc>Plan1.A2:Plan1.B22</svg:desc>
                </draw:g>
              </table:table-cell>
              <table:table-cell office:value-type="float" office:value="27">
                <text:p>27</text:p>
                <draw:g>
                  <svg:desc>Plan1.C2:Plan1.C22</svg:desc>
                </draw:g>
              </table:table-cell>
              <table:table-cell office:value-type="float" office:value="3">
                <text:p>3</text:p>
                <draw:g>
                  <svg:desc>Plan1.D2:Plan1.D22</svg:desc>
                </draw:g>
              </table:table-cell>
              <table:table-cell office:value-type="float" office:value="1">
                <text:p>1</text:p>
                <draw:g>
                  <svg:desc>Plan1.E2:Plan1.E22</svg:desc>
                </draw:g>
              </table:table-cell>
              <table:table-cell office:value-type="float" office:value="1">
                <text:p>1</text:p>
                <draw:g>
                  <svg:desc>Plan1.F2:Plan1.F22</svg:desc>
                </draw:g>
              </table:table-cell>
              <table:table-cell office:value-type="float" office:value="1">
                <text:p>1</text:p>
                <draw:g>
                  <svg:desc>Plan1.G2:Plan1.G22</svg:desc>
                </draw:g>
              </table:table-cell>
            </table:table-row>
            <table:table-row>
              <table:table-cell office:value-type="string">
                <text:p>ncurses-base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urses-base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874">
                <text:p>0.874</text:p>
              </table:table-cell>
              <table:table-cell office:value-type="float" office:value="0.349">
                <text:p>0.349</text:p>
              </table:table-cell>
              <table:table-cell office:value-type="float" office:value="1.146">
                <text:p>1.146</text:p>
              </table:table-cell>
              <table:table-cell office:value-type="float" office:value="9.539">
                <text:p>9.539</text:p>
              </table:table-cell>
              <table:table-cell office:value-type="float" office:value="52.212">
                <text:p>52.212</text:p>
              </table:table-cell>
            </table:table-row>
            <table:table-row>
              <table:table-cell office:value-type="string">
                <text:p>sed posição</text:p>
                <text:list>
                  <text:list-item>
                    <text:p>sed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d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d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68">
                <text:p>0.968</text:p>
              </table:table-cell>
              <table:table-cell office:value-type="float" office:value="0.358">
                <text:p>0.358</text:p>
              </table:table-cell>
              <table:table-cell office:value-type="float" office:value="1.102">
                <text:p>1.102</text:p>
              </table:table-cell>
              <table:table-cell office:value-type="float" office:value="9.125">
                <text:p>9.125</text:p>
              </table:table-cell>
              <table:table-cell office:value-type="float" office:value="16.421">
                <text:p>16.421</text:p>
              </table:table-cell>
            </table:table-row>
            <table:table-row>
              <table:table-cell office:value-type="string">
                <text:p>bash posição</text:p>
                <text:list>
                  <text:list-item>
                    <text:p>bash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h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h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01">
                <text:p>0.901</text:p>
              </table:table-cell>
              <table:table-cell office:value-type="float" office:value="0.335">
                <text:p>0.335</text:p>
              </table:table-cell>
              <table:table-cell office:value-type="float" office:value="1.142">
                <text:p>1.142</text:p>
              </table:table-cell>
              <table:table-cell office:value-type="float" office:value="9.343">
                <text:p>9.343</text:p>
              </table:table-cell>
              <table:table-cell office:value-type="float" office:value="20.518">
                <text:p>20.518</text:p>
              </table:table-cell>
            </table:table-row>
            <table:table-row>
              <table:table-cell office:value-type="string">
                <text:p>tar posição</text:p>
                <text:list>
                  <text:list-item>
                    <text:p>tar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r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23">
                <text:p>0.923</text:p>
              </table:table-cell>
              <table:table-cell office:value-type="float" office:value="0.373">
                <text:p>0.373</text:p>
              </table:table-cell>
              <table:table-cell office:value-type="float" office:value="1.137">
                <text:p>1.137</text:p>
              </table:table-cell>
              <table:table-cell office:value-type="float" office:value="9.028">
                <text:p>9.02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perl-base posição</text:p>
                <text:list>
                  <text:list-item>
                    <text:p>perl-base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l-base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-base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936">
                <text:p>0.936</text:p>
              </table:table-cell>
              <table:table-cell office:value-type="float" office:value="0.311">
                <text:p>0.311</text:p>
              </table:table-cell>
              <table:table-cell office:value-type="float" office:value="1.116">
                <text:p>1.116</text:p>
              </table:table-cell>
              <table:table-cell office:value-type="float" office:value="9.36">
                <text:p>9.36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mount posição</text:p>
                <text:list>
                  <text:list-item>
                    <text:p>mount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nt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unt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895">
                <text:p>0.895</text:p>
              </table:table-cell>
              <table:table-cell office:value-type="float" office:value="0.338">
                <text:p>0.338</text:p>
              </table:table-cell>
              <table:table-cell office:value-type="float" office:value="1.121">
                <text:p>1.121</text:p>
              </table:table-cell>
              <table:table-cell office:value-type="float" office:value="9.082">
                <text:p>9.082</text:p>
              </table:table-cell>
              <table:table-cell office:value-type="float" office:value="24.848">
                <text:p>24.848</text:p>
              </table:table-cell>
            </table:table-row>
            <table:table-row>
              <table:table-cell office:value-type="string">
                <text:p>gzip posição</text:p>
                <text:list>
                  <text:list-item>
                    <text:p>gzip</text:p>
                  </text:list-item>
                  <text:list-item>
                    <text:p>posição</text:p>
                  </text:list-item>
                </text:list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zip dimensão</text:p>
                <text:list>
                  <text:list-item>
                    <text:p/>
                  </text:list-item>
                  <text:list-item>
                    <text:p>dimensã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zip tempo [s]</text:p>
                <text:list>
                  <text:list-item>
                    <text:p/>
                  </text:list-item>
                  <text:list-item>
                    <text:p>tempo [s]</text:p>
                  </text:list-item>
                </text:list>
              </table:table-cell>
              <table:table-cell office:value-type="float" office:value="0.876">
                <text:p>0.876</text:p>
              </table:table-cell>
              <table:table-cell office:value-type="float" office:value="0.324">
                <text:p>0.324</text:p>
              </table:table-cell>
              <table:table-cell office:value-type="float" office:value="1.103">
                <text:p>1.103</text:p>
              </table:table-cell>
              <table:table-cell office:value-type="float" office:value="9.482">
                <text:p>9.482</text:p>
              </table:table-cell>
              <table:table-cell office:value-type="float" office:value="20.163">
                <text:p>20.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